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A000001DCC9455836A518C331.png" manifest:media-type="image/png"/>
  <manifest:file-entry manifest:full-path="Pictures/10000000000002BA000001DC7D7C9BD6421517F0.png" manifest:media-type="image/png"/>
  <manifest:file-entry manifest:full-path="Pictures/10000000000002BA000001DC385C71C902EB8FDD.png" manifest:media-type="image/png"/>
  <manifest:file-entry manifest:full-path="Pictures/10000000000002BA000001DC28058D862FA1BB26.png" manifest:media-type="image/png"/>
  <manifest:file-entry manifest:full-path="Pictures/10000000000002BA000001DCF856E6B0718502AF.png" manifest:media-type="image/png"/>
  <manifest:file-entry manifest:full-path="Pictures/10000000000002BA000001DCE09F35414F1805A9.png" manifest:media-type="image/png"/>
  <manifest:file-entry manifest:full-path="Pictures/10000000000002BA000001DC0B86399C168CE6E4.png" manifest:media-type="image/png"/>
  <manifest:file-entry manifest:full-path="Pictures/10000000000002BA000001DCA390936069A4677D.png" manifest:media-type="image/png"/>
  <manifest:file-entry manifest:full-path="Pictures/10000000000002BA000001DC9498DA5762077676.png" manifest:media-type="image/png"/>
  <manifest:file-entry manifest:full-path="Pictures/10000000000002BA000001DC0ACA4EED465AD252.png" manifest:media-type="image/png"/>
  <manifest:file-entry manifest:full-path="Pictures/10000000000002BA000001DCAB9EB2921A9BD877.png" manifest:media-type="image/png"/>
  <manifest:file-entry manifest:full-path="Pictures/10000000000002BA000001DC17688AEE4015462C.png" manifest:media-type="image/png"/>
  <manifest:file-entry manifest:full-path="Pictures/10000000000002BA000001DC033B036110E1B9C9.png" manifest:media-type="image/png"/>
  <manifest:file-entry manifest:full-path="Pictures/10000000000002BA000001DC4A2E1DCEA0788996.png" manifest:media-type="image/png"/>
  <manifest:file-entry manifest:full-path="Pictures/10000000000002BA000001DC83AEB0BF22454E88.png" manifest:media-type="image/png"/>
  <manifest:file-entry manifest:full-path="Pictures/10000000000002BA000001DC20F0FE1092D0267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13.461cm" svg:height="9.179cm" svg:x="0.254cm" svg:y="0.837cm">
          <draw:image xlink:href="Pictures/10000000000002BA000001DC28058D862FA1BB26.png" xlink:type="simple" xlink:show="embed" xlink:actuate="onLoad">
            <text:p/>
          </draw:image>
        </draw:frame>
        <draw:frame draw:style-name="gr1" draw:text-style-name="P1" draw:layer="layout" svg:width="13.037cm" svg:height="8.89cm" svg:x="13.887cm" svg:y="0.837cm">
          <draw:image xlink:href="Pictures/10000000000002BA000001DCF856E6B0718502AF.png" xlink:type="simple" xlink:show="embed" xlink:actuate="onLoad">
            <text:p/>
          </draw:image>
        </draw:frame>
        <draw:frame draw:style-name="gr1" draw:text-style-name="P1" draw:layer="layout" svg:width="13.252cm" svg:height="9.037cm" svg:x="0cm" svg:y="10.16cm">
          <draw:image xlink:href="Pictures/10000000000002BA000001DC9498DA5762077676.png" xlink:type="simple" xlink:show="embed" xlink:actuate="onLoad">
            <text:p/>
          </draw:image>
        </draw:frame>
        <draw:frame draw:style-name="gr1" draw:text-style-name="P1" draw:layer="layout" svg:width="13.926cm" svg:height="9.497cm" svg:x="13.716cm" svg:y="10.16cm">
          <draw:image xlink:href="Pictures/10000000000002BA000001DCAB9EB2921A9BD8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2.716cm" svg:height="8.671cm" svg:x="0.746cm" svg:y="0.727cm">
          <draw:image xlink:href="Pictures/10000000000002BA000001DCE09F35414F1805A9.png" xlink:type="simple" xlink:show="embed" xlink:actuate="onLoad">
            <text:p/>
          </draw:image>
        </draw:frame>
        <draw:frame draw:style-name="gr1" draw:text-style-name="P1" draw:layer="layout" svg:width="12.665cm" svg:height="8.636cm" svg:x="14.732cm" svg:y="0.762cm">
          <draw:image xlink:href="Pictures/10000000000002BA000001DC17688AEE4015462C.png" xlink:type="simple" xlink:show="embed" xlink:actuate="onLoad">
            <text:p/>
          </draw:image>
        </draw:frame>
        <draw:frame draw:style-name="gr1" draw:text-style-name="P1" draw:layer="layout" svg:width="12.88cm" svg:height="8.783cm" svg:x="0.836cm" svg:y="10.16cm">
          <draw:image xlink:href="Pictures/10000000000002BA000001DCA390936069A4677D.png" xlink:type="simple" xlink:show="embed" xlink:actuate="onLoad">
            <text:p/>
          </draw:image>
        </draw:frame>
        <draw:frame draw:style-name="gr1" draw:text-style-name="P1" draw:layer="layout" svg:width="13.492cm" svg:height="9.2cm" svg:x="14.508cm" svg:y="10.104cm">
          <draw:image xlink:href="Pictures/10000000000002BA000001DC033B036110E1B9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2.984cm" svg:height="8.854cm" svg:x="1.524cm" svg:y="1.524cm">
          <draw:image xlink:href="Pictures/10000000000002BA000001DC4A2E1DCEA0788996.png" xlink:type="simple" xlink:show="embed" xlink:actuate="onLoad">
            <text:p/>
          </draw:image>
        </draw:frame>
        <draw:frame draw:style-name="gr1" draw:text-style-name="P1" draw:layer="layout" svg:width="13.116cm" svg:height="8.944cm" svg:x="14.732cm" svg:y="1.47cm">
          <draw:image xlink:href="Pictures/10000000000002BA000001DC20F0FE1092D0267E.png" xlink:type="simple" xlink:show="embed" xlink:actuate="onLoad">
            <text:p/>
          </draw:image>
        </draw:frame>
        <draw:frame draw:style-name="gr1" draw:text-style-name="P1" draw:layer="layout" svg:width="13.208cm" svg:height="9.007cm" svg:x="1.016cm" svg:y="10.922cm">
          <draw:image xlink:href="Pictures/10000000000002BA000001DC385C71C902EB8FDD.png" xlink:type="simple" xlink:show="embed" xlink:actuate="onLoad">
            <text:p/>
          </draw:image>
        </draw:frame>
        <draw:frame draw:style-name="gr1" draw:text-style-name="P1" draw:layer="layout" svg:width="13.291cm" svg:height="9.063cm" svg:x="14.986cm" svg:y="11.003cm">
          <draw:image xlink:href="Pictures/10000000000002BA000001DC7D7C9BD6421517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3.716cm" svg:height="9.353cm" svg:x="1.016cm" svg:y="0.553cm">
          <draw:image xlink:href="Pictures/10000000000002BA000001DCC9455836A518C331.png" xlink:type="simple" xlink:show="embed" xlink:actuate="onLoad">
            <text:p/>
          </draw:image>
        </draw:frame>
        <draw:frame draw:style-name="gr1" draw:text-style-name="P1" draw:layer="layout" svg:width="13.716cm" svg:height="9.353cm" svg:x="14.224cm" svg:y="0.553cm">
          <draw:image xlink:href="Pictures/10000000000002BA000001DC0ACA4EED465AD252.png" xlink:type="simple" xlink:show="embed" xlink:actuate="onLoad">
            <text:p/>
          </draw:image>
        </draw:frame>
        <draw:frame draw:style-name="gr1" draw:text-style-name="P1" draw:layer="layout" svg:width="13.543cm" svg:height="9.235cm" svg:x="1.016cm" svg:y="10.414cm">
          <draw:image xlink:href="Pictures/10000000000002BA000001DC0B86399C168CE6E4.png" xlink:type="simple" xlink:show="embed" xlink:actuate="onLoad">
            <text:p/>
          </draw:image>
        </draw:frame>
        <draw:frame draw:style-name="gr1" draw:text-style-name="P1" draw:layer="layout" svg:width="13.462cm" svg:height="9.181cm" svg:x="14.559cm" svg:y="10.468cm">
          <draw:image xlink:href="Pictures/10000000000002BA000001DC83AEB0BF22454E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4:26:11.955999576</meta:creation-date>
    <dc:date>2018-11-14T14:35:39.208067941</dc:date>
    <meta:editing-duration>PT9M29S</meta:editing-duration>
    <meta:editing-cycles>1</meta:editing-cycles>
    <meta:document-statistic meta:object-count="46"/>
    <meta:generator>LibreOffice/5.3.6.1$Linux_X86_64 LibreOffice_project/30$Build-1</meta:generator>
  </office:meta>
</office:document-meta>
</file>